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00867734172724469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57191429947522949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958090762044281709"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41499626974431074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1697400107135705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4520148900452041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4061040137336089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55327132482710616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0823225" text:continue-list="list24061040137336089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4253449009198914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84475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834192"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0830756"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0844289"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82196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45939696321873572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502832314045246540"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6531217812671199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832233"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2984707791560125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0270373917818610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594011528792771839" text:style-name="L15">
        <text:list-item>
          <text:list>
            <text:list-header>
              <text:p text:style-name="P172">1.5 miles averaging about 9:40/mile and rest 1 min</text:p>
            </text:list-header>
          </text:list>
        </text:list-item>
      </text:list>
      <text:p text:style-name="P23">1 mile in 8:26 and rest 2 min</text:p>
      <text:list xml:id="list108562229764440702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648851098829080037"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830274"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236256523720297644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6739956741790075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688789074393829621"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0831158" text:continue-list="list2767399567417900758" text:style-name="L19">
        <text:list-item>
          <text:list>
            <text:list-header>
              <text:p text:style-name="P176">(Pace*HR)=1240</text:p>
            </text:list-header>
          </text:list>
        </text:list-item>
      </text:list>
      <text:list xml:id="list30846735" text:continue-list="list2362565237202976446" text:style-name="L18">
        <text:list-item>
          <text:list>
            <text:list-header>
              <text:p text:style-name="P175">2 miles at 10:46/mile Ave HR= 121 bpm and rest a few minutes</text:p>
            </text:list-header>
          </text:list>
        </text:list-item>
      </text:list>
      <text:list xml:id="list30850660" text:continue-list="list3083115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084606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7969758491047959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0470856666878608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706146552276209503"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393666150934432159"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46580741478940605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638625114340769531"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0835998"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83019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241346173369945137"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60070563611827144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0590429247043277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57241701165339915"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802775938876621294"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7745391417239342169" text:style-name="L32">
        <text:list-item>
          <text:list>
            <text:list-header>
              <text:p text:style-name="P186">0.25 miles in 2:54</text:p>
              <text:p text:style-name="P186">1 mile in 9:21 going faster as I ran and ending at around 8:30 pace</text:p>
            </text:list-header>
          </text:list>
        </text:list-item>
      </text:list>
      <text:list xml:id="list31132359377197675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54660608761564516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707920798903473214"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10"/>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text:soft-page-break/>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975392735124563663"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ext:soft-page-break/>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21T10:59:08.14</dc:date>
    <dc:creator>James Lombardi</dc:creator>
    <meta:editing-duration>P21DT20H52M7S</meta:editing-duration>
    <meta:editing-cycles>1795</meta:editing-cycles>
    <meta:generator>OpenOffice/4.1.2$Win32 OpenOffice.org_project/412m3$Build-9782</meta:generator>
    <meta:document-statistic meta:table-count="0" meta:image-count="9" meta:object-count="0" meta:page-count="181" meta:paragraph-count="5224" meta:word-count="56423" meta:character-count="289338"/>
  </office:meta>
</office:document-meta>
</file>